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1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8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Richard Gottheil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rch 20, 1892</text:p>
      <text:p text:style-name="P6">Month<text:tab/><text:tab/><text:tab/><text:tab/><text:tab/><text:tab/>March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Columbia College/</text:p>
      <text:p text:style-name="P4">New York, March 20 1892/</text:p>
      <text:p text:style-name="P3">My dear Dr. Morais/</text:p>
      <text:p text:style-name="P3"><text:tab/>I find to my great mortification that/ two books which you so kindly lent me still/ in my library. <text:s/>I think they must have been/ there well-nigh a whole year. <text:s/>I cannot ac-/count for this negligence--which is not/ my custom--in any other way than by confessing/ it to be pure negligence. <text:s/>I ask your kind/ indulgence, when I forward the two little/ books in a day or two. <text:s/>You will remember I/ made full acknowledgement[sic!] in a note to/ the little article I wrote in the JQR./</text:p>
      <text:p text:style-name="P3"><text:tab/>You know that our Temple library has/</text:p>
      <text:p text:style-name="P3"/>
      <text:p text:style-name="P3">[Page 2]</text:p>
      <text:p text:style-name="P3">the books that once belonged to Joseph Alman-/zi. <text:s/>In a beautiful Mahazor I find the entries/ of birth and death of the various members of his/ families together with two-I believe-unedited/ poems. <text:s/>Can <text:soft-page-break/>you perhaps refer me to any work/ where I can find material for the history of/ that family? <text:s/>I know of a few references in Stein-/schneider's Hammazkir, in the letters of [Hebrew]/ and in Geiger's Zeitschrift vol. iii. <text:s/>I want to/ see whether the notices I have found are of/ any worth./ <text:s/>I am, my dear Doctor,/ very cordially yours/ <text:span text:style-name="T2">Richard Gottheil</text:span><text:span text:style-name="T3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4:27:06.49</meta:creation-date>
    <meta:document-statistic meta:table-count="0" meta:image-count="0" meta:object-count="0" meta:page-count="3" meta:paragraph-count="68" meta:word-count="371" meta:character-count="2410"/>
    <dc:date>2011-12-01T14:36:08.08</dc:date>
    <dc:creator>Penn Libraries</dc:creator>
    <meta:editing-duration>PT00H09M01S</meta:editing-duration>
    <meta:editing-cycles>1</meta:editing-cycles>
    <meta:generator>OpenOffice.org/3.2$Win32 OpenOffice.org_project/320m12$Build-9483</meta:generator>
  </office:meta>
</office:document-meta>
</file>